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stera" svg:font-family="Astera" style:font-pitch="variable"/>
    <style:font-face style:name="Bring tha noize" svg:font-family="'Bring tha noize'" style:font-pitch="variable"/>
    <style:font-face style:name="ConkySymbols" svg:font-family="ConkySymbols" style:font-pitch="fixed"/>
    <style:font-face style:name="DejaVu Sans" svg:font-family="'DejaVu Sans'" style:font-family-generic="system" style:font-pitch="variable"/>
    <style:font-face style:name="DotMatrix" svg:font-family="DotMatri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  <style:font-face style:name="[TOP_SECRET]" svg:font-family="[TOP_SECRET]" style:font-pitch="variable"/>
    <style:font-face style:name="cellpic" svg:font-family="cellpic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26cm"/>
    </style:style>
    <style:style style:name="gr2" style:family="graphic" style:parent-style-name="standard">
      <style:graphic-properties draw:stroke="none" svg:stroke-color="#000000" draw:fill="none" draw:fill-color="#ffffff" fo:min-height="1.491cm"/>
      <style:paragraph-properties style:writing-mode="lr-tb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2.29cm" fo:min-width="3.626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Noto Mono"/>
    </style:style>
    <style:style style:name="P3" style:family="paragraph">
      <loext:graphic-properties draw:fill="none" draw:fill-color="#ffffff"/>
      <style:text-properties style:font-name="Noto Mono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Noto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6cm" svg:height="2.54cm" draw:transform="rotate (-1.5707963267949) translate (6.714cm 6.716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6cm" svg:height="2.54cm" draw:transform="rotate (-1.5707963267949) translate (14.335cm 6.715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63cm" svg:height="1.741cm" svg:x="10.842cm" svg:y="11.16cm">
          <draw:text-box>
            <text:p text:style-name="P2">fonctions.c</text:p>
          </draw:text-box>
        </draw:frame>
        <draw:frame draw:style-name="gr2" draw:text-style-name="P3" draw:layer="layout" svg:width="3.492cm" svg:height="1.741cm" svg:x="3.54cm" svg:y="11.006cm">
          <draw:text-box>
            <text:p text:style-name="P2"><text:span text:style-name="T1">snake.c</text:span></text:p>
          </draw:text-box>
        </draw:frame>
        <draw:custom-shape draw:style-name="gr3" draw:text-style-name="P4" draw:layer="layout" svg:width="4.126cm" svg:height="2.54cm" draw:transform="rotate (-1.5707963267949) translate (6.715cm 13.382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1.741cm" svg:x="2.905cm" svg:y="17.827cm">
          <draw:text-box>
            <text:p text:style-name="P2"><text:span text:style-name="T1">fonctions.h</text:span></text:p>
          </draw:text-box>
        </draw:frame>
        <draw:custom-shape draw:style-name="gr3" draw:text-style-name="P4" draw:layer="layout" svg:width="4.126cm" svg:height="2.54cm" draw:transform="rotate (-1.5707963267949) translate (14.017cm 13.7cm)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45cm" svg:height="1.27cm" svg:x="11.16cm" svg:y="18.145cm">
          <draw:text-box>
            <text:p text:style-name="P2"><text:span text:style-name="T1">types.h</text:span></text:p>
          </draw:text-box>
        </draw:frame>
        <draw:line draw:style-name="gr5" draw:text-style-name="P5" draw:layer="layout" svg:x1="7.032cm" svg:y1="10.525cm" svg:x2="10.842cm" svg:y2="13.7cm">
          <text:p/>
        </draw:line>
        <draw:line draw:style-name="gr6" draw:text-style-name="P5" draw:layer="layout" svg:x1="7.032cm" svg:y1="8.937cm" svg:x2="11.16cm" svg:y2="8.937cm">
          <text:p/>
        </draw:line>
        <draw:line draw:style-name="gr7" draw:text-style-name="P5" draw:layer="layout" svg:x1="11.477cm" svg:y1="10.525cm" svg:x2="7.35cm" svg:y2="13.7cm">
          <text:p/>
        </draw:line>
        <draw:line draw:style-name="gr8" draw:text-style-name="P5" draw:layer="layout" svg:x1="7.35cm" svg:y1="15.922cm" svg:x2="10.842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stera" svg:font-family="Astera" style:font-pitch="variable"/>
    <style:font-face style:name="Bring tha noize" svg:font-family="'Bring tha noize'" style:font-pitch="variable"/>
    <style:font-face style:name="ConkySymbols" svg:font-family="ConkySymbols" style:font-pitch="fixed"/>
    <style:font-face style:name="DejaVu Sans" svg:font-family="'DejaVu Sans'" style:font-family-generic="system" style:font-pitch="variable"/>
    <style:font-face style:name="DotMatrix" svg:font-family="DotMatrix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  <style:font-face style:name="[TOP_SECRET]" svg:font-family="[TOP_SECRET]" style:font-pitch="variable"/>
    <style:font-face style:name="cellpic" svg:font-family="cellpic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2:52:20.673051952</meta:creation-date>
    <dc:date>2023-12-13T13:14:15.603850255</dc:date>
    <meta:editing-duration>PT21M53S</meta:editing-duration>
    <meta:editing-cycles>4</meta:editing-cycles>
    <meta:generator>LibreOffice/7.5.9.2$Linux_X86_64 LibreOffice_project/50$Build-2</meta:generator>
    <meta:document-statistic meta:object-count="12"/>
  </office:meta>
</office:document-meta>
</file>